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vertical-align="middle"/>
    </style:style>
    <style:style style:name="gr2" style:family="graphic" style:parent-style-name="standard">
      <style:graphic-properties draw:fill="solid" draw:fill-color="#ffffff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svg:stroke-width="0.076cm" svg:stroke-color="#000000" draw:marker-start-width="0.312cm" draw:marker-end-width="0.312cm" draw:fill="solid" draw:fill-color="#ffffff" draw:textarea-vertical-align="middle" fo:padding-top="0.161cm" fo:padding-bottom="0.161cm" fo:padding-left="0.286cm" fo:padding-right="0.286cm"/>
    </style:style>
    <style:style style:name="gr6" style:family="graphic" style:parent-style-name="standard">
      <style:graphic-properties draw:stroke="solid" svg:stroke-width="0.076cm" svg:stroke-color="#000000" draw:marker-start-width="0.313cm" draw:marker-end-width="0.313cm" draw:fill="none" draw:fill-color="#ffffff" draw:textarea-vertical-align="middle" fo:padding-top="0.162cm" fo:padding-bottom="0.162cm" fo:padding-left="0.287cm" fo:padding-right="0.287cm"/>
    </style:style>
    <style:style style:name="gr7" style:family="graphic" style:parent-style-name="objectwithoutfill">
      <style:graphic-properties draw:fill="none" draw:textarea-vertical-align="to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family="'Cascadia Code'" style:font-family-generic="modern" style:font-pitch="fixed"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family="'Cascadia Code'" style:font-family-generic="modern" style:font-pitch="fixed" fo:font-size="10pt" style:font-size-asian="10pt" style:font-size-complex="10pt"/>
    </style:style>
    <style:style style:name="P4" style:family="paragraph">
      <style:paragraph-properties fo:margin-top="0cm" fo:margin-bottom="0cm" fo:text-align="center"/>
      <style:text-properties fo:font-family="'Cascadia Code'" style:font-family-generic="modern" style:font-pitch="fixed" fo:font-size="10pt" style:font-size-asian="10pt" style:font-size-complex="10pt"/>
    </style:style>
    <style:style style:name="P5" style:family="paragraph">
      <style:text-properties fo:font-family="'Cascadia Code'" style:font-family-generic="modern" style:font-pitch="fixed" fo:font-size="10pt" style:font-size-asian="10pt" style:font-size-complex="10pt"/>
    </style:style>
    <style:style style:name="T1" style:family="text">
      <style:text-properties fo:font-family="'Cascadia Code'" style:font-family-generic="modern" style:font-pitch="fixed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2.032cm" svg:height="0.635cm" svg:x="9.128cm" svg:y="3.54cm">
            <text:p text:style-name="P1"><text:span text:style-name="T1">00:0000</text:span></text:p>
          </draw:rect>
          <draw:rect draw:style-name="gr1" draw:text-style-name="P1" draw:layer="layout" svg:width="2.032cm" svg:height="0.635cm" svg:x="9.128cm" svg:y="4.175cm">
            <text:p text:style-name="P1"><text:span text:style-name="T1">00:0001</text:span></text:p>
          </draw:rect>
          <draw:rect draw:style-name="gr1" draw:text-style-name="P1" draw:layer="layout" svg:width="2.032cm" svg:height="0.635cm" svg:x="9.128cm" svg:y="4.81cm">
            <text:p text:style-name="P1"><text:span text:style-name="T1">00:0002</text:span></text:p>
          </draw:rect>
          <draw:rect draw:style-name="gr1" draw:text-style-name="P1" draw:layer="layout" svg:width="2.032cm" svg:height="0.635cm" svg:x="9.128cm" svg:y="5.445cm">
            <text:p text:style-name="P1"><text:span text:style-name="T1">...</text:span></text:p>
          </draw:rect>
          <draw:rect draw:style-name="gr1" draw:text-style-name="P1" draw:layer="layout" svg:width="2.032cm" svg:height="0.635cm" svg:x="9.128cm" svg:y="6.08cm">
            <text:p text:style-name="P1"><text:span text:style-name="T1">00:1000</text:span></text:p>
          </draw:rect>
          <draw:rect draw:style-name="gr2" draw:text-style-name="P1" draw:layer="layout" svg:width="1.905cm" svg:height="0.635cm" svg:x="11.16cm" svg:y="3.54cm">
            <text:p text:style-name="P1"><text:span text:style-name="T1">Byte 0</text:span></text:p>
          </draw:rect>
          <draw:rect draw:style-name="gr2" draw:text-style-name="P1" draw:layer="layout" svg:width="1.905cm" svg:height="0.635cm" svg:x="11.16cm" svg:y="4.81cm">
            <text:p text:style-name="P1"><text:span text:style-name="T1">Byte 0</text:span></text:p>
          </draw:rect>
          <draw:rect draw:style-name="gr2" draw:text-style-name="P1" draw:layer="layout" svg:width="1.905cm" svg:height="0.635cm" svg:x="11.161cm" svg:y="3.541cm">
            <text:p text:style-name="P1"><text:span text:style-name="T1">Byte 0</text:span></text:p>
          </draw:rect>
          <draw:rect draw:style-name="gr2" draw:text-style-name="P1" draw:layer="layout" svg:width="1.905cm" svg:height="0.635cm" svg:x="11.16cm" svg:y="4.175cm">
            <text:p text:style-name="P1"><text:span text:style-name="T1">Byte 1</text:span></text:p>
          </draw:rect>
          <draw:rect draw:style-name="gr2" draw:text-style-name="P1" draw:layer="layout" svg:width="1.905cm" svg:height="0.635cm" svg:x="11.16cm" svg:y="6.08cm">
            <text:p text:style-name="P1"><text:span text:style-name="T1">Byte N</text:span></text:p>
          </draw:rect>
          <draw:rect draw:style-name="gr2" draw:text-style-name="P1" draw:layer="layout" svg:width="1.905cm" svg:height="0.635cm" svg:x="11.16cm" svg:y="5.445cm">
            <text:p text:style-name="P1"><text:span text:style-name="T1">...</text:span></text:p>
          </draw:rect>
          <draw:rect draw:style-name="gr1" draw:text-style-name="P1" draw:layer="layout" svg:width="2.032cm" svg:height="0.635cm" svg:x="5.318cm" svg:y="3.54cm">
            <text:p text:style-name="P1"><text:span text:style-name="T1">ADDRESS</text:span></text:p>
          </draw:rect>
          <draw:line draw:style-name="gr3" draw:text-style-name="P2" draw:layer="layout" svg:x1="7.35cm" svg:y1="3.921cm" svg:x2="9.128cm" svg:y2="3.921cm">
            <text:p/>
          </draw:line>
          <draw:custom-shape draw:style-name="gr4" draw:text-style-name="P2" draw:layer="layout" svg:width="0.381cm" svg:height="3.175cm" svg:x="13.192cm" svg:y="3.54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rect draw:style-name="gr1" draw:text-style-name="P3" draw:layer="layout" svg:width="2.032cm" svg:height="0.635cm" svg:x="13.7cm" svg:y="4.81cm">
            <text:p text:style-name="P3"><text:span text:style-name="T1">LENGTH</text:span></text:p>
          </draw:rect>
        </draw:g>
        <draw:g>
          <draw:g>
            <draw:rect draw:style-name="gr5" draw:text-style-name="P2" draw:layer="layout" svg:width="11.43cm" svg:height="5.461cm" svg:x="3.54cm" svg:y="9.89cm">
              <text:p/>
            </draw:rect>
            <draw:rect draw:style-name="gr6" draw:text-style-name="P2" draw:layer="layout" svg:width="6.731cm" svg:height="3.81cm" svg:x="3.54cm" svg:y="9.89cm">
              <text:p/>
            </draw:rect>
            <draw:line draw:style-name="gr7" draw:text-style-name="P1" draw:layer="layout" svg:x1="3.54cm" svg:y1="14.462cm" svg:x2="14.97cm" svg:y2="14.462cm">
              <text:p text:style-name="P1"><text:span text:style-name="T1">STRIDE</text:span></text:p>
            </draw:line>
            <draw:line draw:style-name="gr7" draw:text-style-name="P1" draw:layer="layout" svg:x1="3.54cm" svg:y1="10.144cm" svg:x2="10.271cm" svg:y2="10.144cm">
              <text:p text:style-name="P1"><text:span text:style-name="T1">WIDTH</text:span></text:p>
            </draw:line>
            <draw:line draw:style-name="gr7" draw:text-style-name="P4" draw:layer="layout" svg:x1="3.794cm" svg:y1="13.7cm" svg:x2="3.794cm" svg:y2="9.89cm">
              <text:p text:style-name="P4"><text:span text:style-name="T1">HEIGHT</text:span></text:p>
            </draw:line>
          </draw:g>
          <draw:frame draw:style-name="gr8" draw:text-style-name="P5" draw:layer="layout" svg:width="1.954cm" svg:height="0.712cm" svg:x="4.126cm" svg:y="8.747cm">
            <draw:text-box>
              <text:p><text:span text:style-name="T1">ADDRESS</text:span></text:p>
            </draw:text-box>
          </draw:frame>
          <draw:line draw:style-name="gr3" draw:text-style-name="P2" draw:layer="layout" svg:x1="4.302cm" svg:y1="9.255cm" svg:x2="3.54cm" svg:y2="9.8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ue_20_Crossed_20_0_20_Degrees" draw:display-name="Blue Crossed 0 Degrees" draw:style="double" draw:color="#000080" draw:distance="0.076cm" draw:rotation="900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Weingartner</meta:initial-creator>
    <meta:creation-date>2020-09-05T19:53:05.44</meta:creation-date>
    <dc:date>2020-09-05T20:50:09.05</dc:date>
    <dc:creator>Peter Weingartner</dc:creator>
    <meta:editing-duration>PT26M9S</meta:editing-duration>
    <meta:editing-cycles>2</meta:editing-cycles>
    <meta:generator>OpenOffice/4.1.6$Win32 OpenOffice.org_project/416m1$Build-9790</meta:generator>
    <meta:document-statistic meta:object-count="25"/>
  </office:meta>
</office:document-meta>
</file>